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6" style:family="graphic" style:parent-style-name="standard">
      <style:graphic-properties draw:stroke="dash" draw:stroke-dash="Dash_5f_0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144cm" svg:stroke-color="#000000" draw:marker-end="Marker_5f_0" draw:marker-end-width="0.619cm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10" style:family="graphic" style:parent-style-name="standard">
      <style:graphic-properties draw:stroke="none" draw:fill="solid" draw:fill-color="#c8d6e6" draw:shadow="hidden"/>
    </style:style>
    <style:style style:name="gr11" style:family="graphic" style:parent-style-name="standard">
      <style:graphic-properties draw:stroke="none" draw:fill="none" draw:textarea-vertical-align="middle" fo:min-height="13.7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ebf1de" draw:shadow="hidden"/>
    </style:style>
    <style:style style:name="gr13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none" draw:fill="none" draw:textarea-vertical-align="middle" fo:min-height="4.918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solid" draw:fill-color="#d9d9d9" draw:shadow="hidden"/>
    </style:style>
    <style:style style:name="gr16" style:family="graphic" style:parent-style-name="standard">
      <style:graphic-properties draw:stroke="none" draw:fill="none" draw:textarea-vertical-align="middle" fo:min-height="9.218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c8d6e6"/>
    </style:style>
    <style:style style:name="P7" style:family="paragraph">
      <loext:graphic-properties draw:fill="solid" draw:fill-color="#ebf1de"/>
    </style:style>
    <style:style style:name="P8" style:family="paragraph">
      <loext:graphic-properties draw:fill="solid" draw:fill-color="#d9d9d9"/>
    </style:style>
    <style:style style:name="T1" style:family="text">
      <style:text-properties fo:color="#0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mplate blad 1/1" draw:style-name="dp1" draw:master-page-name="PM0">
        <draw:polyline draw:style-name="gr1" draw:text-style-name="P1" draw:layer="layout" svg:width="2cm" svg:height="14.5cm" svg:x="27cm" svg:y="16.5cm" svg:viewBox="0 0 2001 14501" draw:points="2001,0 2001,1999 0,1999 0,14501 1000,14501">
          <text:p/>
        </draw:polyline>
        <draw:g>
          <draw:g>
            <draw:polygon draw:style-name="gr2" draw:text-style-name="P2" draw:layer="layout" svg:width="10.5cm" svg:height="1cm" svg:x="48.5cm" svg:y="39.5cm" svg:viewBox="0 0 10501 1001" draw:points="0,1001 10501,1001 10501,0 0,0">
              <text:p/>
            </draw:polygon>
            <draw:polygon draw:style-name="gr3" draw:text-style-name="P1" draw:layer="layout" svg:width="10.5cm" svg:height="1cm" svg:x="48.5cm" svg:y="39.5cm" svg:viewBox="0 0 10501 1001" draw:points="0,1001 10501,1001 10501,0 0,0">
              <text:p/>
            </draw:polygon>
          </draw:g>
          <draw:frame draw:style-name="gr4" draw:text-style-name="P1" draw:layer="layout" svg:width="10.5cm" svg:height="1cm" svg:x="48.5cm" svg:y="39.5cm">
            <draw:text-box>
              <text:p text:style-name="P3"><text:span text:style-name="T1">Deurnode nieuw power supply</text:span></text:p>
            </draw:text-box>
          </draw:frame>
        </draw:g>
        <draw:g>
          <draw:g>
            <draw:polygon draw:style-name="gr2" draw:text-style-name="P2" draw:layer="layout" svg:width="7cm" svg:height="1cm" svg:x="52cm" svg:y="38.5cm" svg:viewBox="0 0 7001 1001" draw:points="0,1001 7001,1001 7001,0 0,0">
              <text:p/>
            </draw:polygon>
            <draw:polygon draw:style-name="gr3" draw:text-style-name="P1" draw:layer="layout" svg:width="7cm" svg:height="1cm" svg:x="52cm" svg:y="38.5cm" svg:viewBox="0 0 7001 1001" draw:points="0,1001 7001,1001 7001,0 0,0">
              <text:p/>
            </draw:polygon>
          </draw:g>
          <draw:frame draw:style-name="gr4" draw:text-style-name="P1" draw:layer="layout" svg:width="7cm" svg:height="1.227cm" svg:x="52cm" svg:y="38.387cm">
            <draw:text-box>
              <text:p text:style-name="P4"><text:span text:style-name="T2">Filename: </text:span><text:span text:style-name="T3">Deurnode Nieuw power supply V0.1 20200302.vsd</text:span></text:p>
            </draw:text-box>
          </draw:frame>
        </draw:g>
        <draw:g>
          <draw:g>
            <draw:polygon draw:style-name="gr2" draw:text-style-name="P2" draw:layer="layout" svg:width="4cm" svg:height="1cm" svg:x="48.5cm" svg:y="40.5cm" svg:viewBox="0 0 4001 1001" draw:points="0,1001 4001,1001 4001,0 0,0">
              <text:p/>
            </draw:polygon>
            <draw:polygon draw:style-name="gr3" draw:text-style-name="P1" draw:layer="layout" svg:width="4cm" svg:height="1cm" svg:x="48.5cm" svg:y="40.5cm" svg:viewBox="0 0 4001 1001" draw:points="0,1001 4001,1001 4001,0 0,0">
              <text:p/>
            </draw:polygon>
          </draw:g>
          <draw:frame draw:style-name="gr4" draw:text-style-name="P1" draw:layer="layout" svg:width="4cm" svg:height="1cm" svg:x="48.5cm" svg:y="40.5cm">
            <draw:text-box>
              <text:p text:style-name="P4"><text:span text:style-name="T2">Date:</text:span><text:span text:style-name="T3"> 02-03-20</text:span></text:p>
            </draw:text-box>
          </draw:frame>
        </draw:g>
        <draw:g>
          <draw:g>
            <draw:polygon draw:style-name="gr2" draw:text-style-name="P2" draw:layer="layout" svg:width="2cm" svg:height="1cm" svg:x="57cm" svg:y="40.5cm" svg:viewBox="0 0 2001 1001" draw:points="0,1001 2001,1001 2001,0 0,0">
              <text:p/>
            </draw:polygon>
            <draw:polygon draw:style-name="gr3" draw:text-style-name="P1" draw:layer="layout" svg:width="2cm" svg:height="1cm" svg:x="57cm" svg:y="40.5cm" svg:viewBox="0 0 2001 1001" draw:points="0,1001 2001,1001 2001,0 0,0">
              <text:p/>
            </draw:polygon>
          </draw:g>
          <draw:frame draw:style-name="gr4" draw:text-style-name="P1" draw:layer="layout" svg:width="2cm" svg:height="1.227cm" svg:x="57cm" svg:y="40.387cm">
            <draw:text-box>
              <text:p text:style-name="P3"><text:span text:style-name="T2">Page:</text:span></text:p>
              <text:p text:style-name="P3"><text:span text:style-name="T3">1/2</text:span></text:p>
            </draw:text-box>
          </draw:frame>
        </draw:g>
        <draw:g>
          <draw:g>
            <draw:polygon draw:style-name="gr2" draw:text-style-name="P2" draw:layer="layout" svg:width="3.5cm" svg:height="1cm" svg:x="48.5cm" svg:y="38.5cm" svg:viewBox="0 0 3501 1001" draw:points="0,1001 3501,1001 3501,0 0,0">
              <text:p/>
            </draw:polygon>
            <draw:polygon draw:style-name="gr3" draw:text-style-name="P1" draw:layer="layout" svg:width="3.5cm" svg:height="1cm" svg:x="48.5cm" svg:y="38.5cm" svg:viewBox="0 0 3501 1001" draw:points="0,1001 3501,1001 3501,0 0,0">
              <text:p/>
            </draw:polygon>
          </draw:g>
          <draw:frame draw:style-name="gr4" draw:text-style-name="P1" draw:layer="layout" svg:width="3.5cm" svg:height="1.227cm" svg:x="48.5cm" svg:y="38.387cm">
            <draw:text-box>
              <text:p text:style-name="P4"><text:span text:style-name="T2">Drawn by:</text:span></text:p>
              <text:p text:style-name="P4"><text:span text:style-name="T3">Hans Beerman</text:span></text:p>
            </draw:text-box>
          </draw:frame>
        </draw:g>
        <draw:g>
          <draw:g>
            <draw:polygon draw:style-name="gr2" draw:text-style-name="P2" draw:layer="layout" svg:width="2.5cm" svg:height="1cm" svg:x="54.5cm" svg:y="40.5cm" svg:viewBox="0 0 2501 1001" draw:points="0,1001 2501,1001 2501,0 0,0">
              <text:p/>
            </draw:polygon>
            <draw:polygon draw:style-name="gr3" draw:text-style-name="P1" draw:layer="layout" svg:width="2.5cm" svg:height="1cm" svg:x="54.5cm" svg:y="40.5cm" svg:viewBox="0 0 2501 1001" draw:points="0,1001 2501,1001 2501,0 0,0">
              <text:p/>
            </draw:polygon>
          </draw:g>
          <draw:frame draw:style-name="gr4" draw:text-style-name="P1" draw:layer="layout" svg:width="2.5cm" svg:height="1.227cm" svg:x="54.5cm" svg:y="40.387cm">
            <draw:text-box>
              <text:p text:style-name="P3"><text:span text:style-name="T2">Status:</text:span></text:p>
              <text:p text:style-name="P3"><text:span text:style-name="T3">Concept</text:span></text:p>
            </draw:text-box>
          </draw:frame>
        </draw:g>
        <draw:g>
          <draw:g>
            <draw:polygon draw:style-name="gr2" draw:text-style-name="P2" draw:layer="layout" svg:width="2cm" svg:height="1cm" svg:x="52.5cm" svg:y="40.5cm" svg:viewBox="0 0 2001 1001" draw:points="0,1001 2001,1001 2001,0 0,0">
              <text:p/>
            </draw:polygon>
            <draw:polygon draw:style-name="gr3" draw:text-style-name="P1" draw:layer="layout" svg:width="2cm" svg:height="1cm" svg:x="52.5cm" svg:y="40.5cm" svg:viewBox="0 0 2001 1001" draw:points="0,1001 2001,1001 2001,0 0,0">
              <text:p/>
            </draw:polygon>
          </draw:g>
          <draw:frame draw:style-name="gr4" draw:text-style-name="P1" draw:layer="layout" svg:width="2cm" svg:height="1.227cm" svg:x="52.5cm" svg:y="40.387cm">
            <draw:text-box>
              <text:p text:style-name="P3"><text:span text:style-name="T2">Version:</text:span></text:p>
              <text:p text:style-name="P3"><text:span text:style-name="T3">0.1</text:span></text:p>
            </draw:text-box>
          </draw:frame>
        </draw:g>
        <draw:line draw:style-name="gr3" draw:text-style-name="P1" draw:layer="layout" svg:x1="0.5cm" svg:y1="41.5cm" svg:x2="58.999cm" svg:y2="41.5cm">
          <text:p/>
        </draw:line>
        <draw:line draw:style-name="gr3" draw:text-style-name="P1" draw:layer="layout" svg:x1="0.5cm" svg:y1="0.5cm" svg:x2="58.999cm" svg:y2="0.5cm">
          <text:p/>
        </draw:line>
        <draw:line draw:style-name="gr3" draw:text-style-name="P1" draw:layer="layout" svg:x1="59cm" svg:y1="41.499cm" svg:x2="59cm" svg:y2="0.5cm">
          <text:p/>
        </draw:line>
        <draw:line draw:style-name="gr3" draw:text-style-name="P1" draw:layer="layout" svg:x1="0.5cm" svg:y1="41.499cm" svg:x2="0.5cm" svg:y2="0.5cm">
          <text:p/>
        </draw:line>
        <draw:path draw:style-name="gr5" draw:text-style-name="P1" draw:layer="layout" drawooo:display="none" svg:width="1.7cm" svg:height="1.73cm" svg:x="9.8cm" svg:y="24cm" svg:viewBox="0 0 1701 1731" svg:d="M175 1126h-175v-351h175v-88c0-16 4-29 12-43s18-24 32-32 27-12 43-12c1 0 1 0 1 0 16 0 30 4 44 12s24 18 32 32 11 27 11 43v526 1c0 16-3 29-11 43s-18 24-32 32-28 12-44 12h-1c-16 0-29-4-43-12s-24-18-32-32-12-27-12-43c0-1 0-1 0-1zM100 1126v1c0 105 25 195 80 287 56 91 124 157 220 210 95 53 189 77 299 77 1 0 1 0 1 0M1601 750c0-27-1-51-4-78-14-138-58-251-139-363s-176-188-302-244-246-75-383-61c-138 15-251 59-363 140s-189 176-245 302c-45 101-65 194-65 304M700 1731h100v-60h-100zM1526 775v-88c0-16-4-29-12-43s-18-24-32-32-27-12-43-12c-1 0-1 0-1 0-16 0-30 4-44 12s-24 18-32 32-11 27-11 43v526 1c0 16 3 29 11 43s18 24 32 32 28 12 44 12h1c16 0 29-4 43-12s24-18 32-32 12-27 12-43c0-1 0-1 0-1v-87h175v-351z">
          <text:p/>
        </draw:path>
        <draw:line draw:style-name="gr6" draw:text-style-name="P1" draw:layer="layout" drawooo:display="none" svg:x1="11.5cm" svg:y1="25cm" svg:x2="12.999cm" svg:y2="25cm">
          <text:p/>
        </draw:line>
        <draw:frame draw:style-name="gr4" draw:text-style-name="P1" draw:layer="layout" drawooo:display="none" svg:width="2.75cm" svg:height="1.419cm" svg:x="9.5cm" svg:y="22.541cm">
          <draw:text-box>
            <text:p text:style-name="P4"><text:span text:style-name="T1">Draadloze</text:span></text:p>
            <text:p text:style-name="P4"><text:span text:style-name="T1">Headset (L)</text:span></text:p>
          </draw:text-box>
        </draw:frame>
        <draw:g>
          <draw:polygon draw:style-name="gr7" draw:text-style-name="P5" draw:layer="layout" drawooo:display="none" svg:width="3cm" svg:height="0.15cm" svg:x="12cm" svg:y="35.425cm" svg:viewBox="0 0 3001 151" draw:points="0,151 3001,151 3001,0 0,0">
            <text:p/>
          </draw:polygon>
          <draw:polygon draw:style-name="gr3" draw:text-style-name="P1" draw:layer="layout" drawooo:display="none" svg:width="3cm" svg:height="0.15cm" svg:x="12cm" svg:y="35.425cm" svg:viewBox="0 0 3001 151" draw:points="0,151 3001,151 3001,0 0,0">
            <text:p/>
          </draw:polygon>
        </draw:g>
        <draw:frame draw:style-name="gr8" draw:text-style-name="P1" draw:layer="layout" drawooo:display="none" svg:width="3cm" svg:height="0.851cm" svg:x="12cm" svg:y="35.7cm">
          <draw:text-box>
            <text:p text:style-name="P4"><text:span text:style-name="T1">Voetbalk (L)</text:span></text:p>
          </draw:text-box>
        </draw:frame>
        <draw:line draw:style-name="gr3" draw:text-style-name="P1" draw:layer="layout" drawooo:display="none" svg:x1="13.5cm" svg:y1="35.424cm" svg:x2="13.5cm" svg:y2="27.5cm">
          <text:p/>
        </draw:line>
        <draw:line draw:style-name="gr9" draw:text-style-name="P1" draw:layer="layout" svg:x1="30.5cm" svg:y1="6.999cm" svg:x2="30.5cm" svg:y2="5cm">
          <text:p/>
        </draw:line>
        <draw:frame draw:style-name="gr4" draw:text-style-name="P1" draw:layer="layout" svg:width="1.5cm" svg:height="1cm" svg:x="30.5cm" svg:y="6cm">
          <draw:text-box>
            <text:p text:style-name="P3"><text:span text:style-name="T4">RJ45</text:span></text:p>
          </draw:text-box>
        </draw:frame>
        <draw:frame draw:style-name="gr4" draw:text-style-name="P1" draw:layer="layout" svg:width="4cm" svg:height="1cm" svg:x="28.5cm" svg:y="4cm">
          <draw:text-box>
            <text:p text:style-name="P3"><text:span text:style-name="T1">To MSL Network</text:span></text:p>
          </draw:text-box>
        </draw:frame>
        <draw:g>
          <draw:g>
            <draw:polygon draw:style-name="gr10" draw:text-style-name="P6" draw:layer="layout" svg:width="5cm" svg:height="14cm" svg:x="28cm" svg:y="20cm" svg:viewBox="0 0 5001 14001" draw:points="0,14001 5001,14001 5001,0 0,0">
              <text:p/>
            </draw:polygon>
            <draw:polygon draw:style-name="gr5" draw:text-style-name="P1" draw:layer="layout" svg:width="5cm" svg:height="14cm" svg:x="28cm" svg:y="20cm" svg:viewBox="0 0 5001 14001" draw:points="0,14001 5001,14001 5001,0 0,0">
              <text:p/>
            </draw:polygon>
          </draw:g>
          <draw:frame draw:style-name="gr11" draw:text-style-name="P1" draw:layer="layout" svg:width="5cm" svg:height="14cm" svg:x="28cm" svg:y="20cm">
            <draw:text-box>
              <text:p text:style-name="P3"><text:span text:style-name="T5">Deurnode</text:span></text:p>
              <text:p text:style-name="P3"><text:span text:style-name="T5">nieuw</text:span></text:p>
            </draw:text-box>
          </draw:frame>
        </draw:g>
        <draw:frame draw:style-name="gr4" draw:text-style-name="P1" draw:layer="layout" svg:width="1.5cm" svg:height="1cm" svg:x="30.5cm" svg:y="16.5cm">
          <draw:text-box>
            <text:p text:style-name="P3"><text:span text:style-name="T4">RJ45</text:span></text:p>
          </draw:text-box>
        </draw:frame>
        <draw:polyline draw:style-name="gr1" draw:text-style-name="P1" draw:layer="layout" svg:width="1.5cm" svg:height="4cm" svg:x="30.5cm" svg:y="16.5cm" svg:viewBox="0 0 1501 4001" draw:points="1501,0 1501,2000 0,2000 0,4001">
          <text:p/>
        </draw:polyline>
        <draw:g>
          <draw:g>
            <draw:polygon draw:style-name="gr12" draw:text-style-name="P7" draw:layer="layout" svg:width="2.4cm" svg:height="5.2cm" svg:x="29.3cm" svg:y="20.5cm" svg:viewBox="0 0 2401 5201" draw:points="0,5201 2401,5201 2401,0 0,0">
              <text:p/>
            </draw:polygon>
            <draw:polygon draw:style-name="gr13" draw:text-style-name="P1" draw:layer="layout" svg:width="2.4cm" svg:height="5.2cm" svg:x="29.3cm" svg:y="20.5cm" svg:viewBox="0 0 2401 5201" draw:points="0,5201 2401,5201 2401,0 0,0">
              <text:p/>
            </draw:polygon>
          </draw:g>
          <draw:frame draw:style-name="gr14" draw:text-style-name="P1" draw:layer="layout" svg:width="2.4cm" svg:height="5.2cm" svg:x="29.3cm" svg:y="20.5cm">
            <draw:text-box>
              <text:p text:style-name="P3"><text:span text:style-name="T1">Olimex</text:span></text:p>
              <text:p text:style-name="P3"><text:span text:style-name="T1">ESP32-PoE</text:span></text:p>
            </draw:text-box>
          </draw:frame>
        </draw:g>
        <draw:frame draw:style-name="gr4" draw:text-style-name="P1" draw:layer="layout" svg:width="1.5cm" svg:height="1cm" svg:x="27.5cm" svg:y="16.5cm">
          <draw:text-box>
            <text:p text:style-name="P3"><text:span text:style-name="T4">12V</text:span></text:p>
          </draw:text-box>
        </draw:frame>
        <draw:frame draw:style-name="gr4" draw:text-style-name="P1" draw:layer="layout" svg:width="1.5cm" svg:height="1cm" svg:x="29.75cm" svg:y="20.5cm">
          <draw:text-box>
            <text:p text:style-name="P3"><text:span text:style-name="T4">RJ45</text:span></text:p>
          </draw:text-box>
        </draw:frame>
        <draw:g>
          <draw:g>
            <draw:polygon draw:style-name="gr15" draw:text-style-name="P8" draw:layer="layout" svg:width="5cm" svg:height="9.5cm" svg:x="28cm" svg:y="7cm" svg:viewBox="0 0 5001 9501" draw:points="0,9501 5001,9501 5001,0 0,0">
              <text:p/>
            </draw:polygon>
            <draw:polygon draw:style-name="gr5" draw:text-style-name="P1" draw:layer="layout" svg:width="5cm" svg:height="9.5cm" svg:x="28cm" svg:y="7cm" svg:viewBox="0 0 5001 9501" draw:points="0,9501 5001,9501 5001,0 0,0">
              <text:p/>
            </draw:polygon>
          </draw:g>
          <draw:frame draw:style-name="gr16" draw:text-style-name="P1" draw:layer="layout" svg:width="5cm" svg:height="9.5cm" svg:x="28cm" svg:y="7cm">
            <draw:text-box>
              <text:p text:style-name="P3"><text:span text:style-name="T5">PoE splitter:</text:span></text:p>
              <text:p text:style-name="P3"><text:span text:style-name="T5"/></text:p>
              <text:p text:style-name="P3"><text:span text:style-name="T5">TP Link - TL-POE10R i </text:span></text:p>
            </draw:text-box>
          </draw:frame>
        </draw:g>
        <draw:frame draw:style-name="gr4" draw:text-style-name="P1" draw:layer="layout" svg:width="3.4cm" svg:height="1cm" svg:x="28cm" svg:y="30.5cm">
          <draw:text-box>
            <text:p text:style-name="P3"><text:span text:style-name="T4">12V barrel-j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/6.0.7.3$Linux_X86_64 LibreOffice_project/00m0$Build-3</meta:generator>
  </office:meta>
</office:document-meta>
</file>